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120892" officeooo:paragraph-rsid="00120892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officeooo:rsid="00120892" officeooo:paragraph-rsid="00120892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2pt" officeooo:rsid="00120892" officeooo:paragraph-rsid="00120892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officeooo:rsid="00120892" officeooo:paragraph-rsid="00120892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rsid="00127180" officeooo:paragraph-rsid="00127180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officeooo:rsid="00127180" officeooo:paragraph-rsid="0013c5a3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style="italic" fo:font-weight="bold" officeooo:rsid="00127180" officeooo:paragraph-rsid="00127180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officeooo:rsid="00127180" officeooo:paragraph-rsid="0013c5a3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officeooo:rsid="0013c5a3" officeooo:paragraph-rsid="0013c5a3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style="italic" officeooo:rsid="001924c4" officeooo:paragraph-rsid="001924c4" style:font-size-asian="12pt" style:font-style-asian="italic" style:font-size-complex="12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font-style="italic" fo:font-weight="bold" officeooo:rsid="0013c5a3" officeooo:paragraph-rsid="0013c5a3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fo:font-style="italic" fo:font-weight="bold" officeooo:rsid="001924c4" officeooo:paragraph-rsid="001924c4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officeooo:rsid="0013c5a3" officeooo:paragraph-rsid="00120892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officeooo:rsid="00160c02" officeooo:paragraph-rsid="00160c02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officeooo:rsid="00173483" officeooo:paragraph-rsid="00173483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officeooo:rsid="001924c4" officeooo:paragraph-rsid="001924c4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fo:font-style="normal" officeooo:rsid="001924c4" officeooo:paragraph-rsid="001924c4" style:font-size-asian="12pt" style:font-style-asian="normal" style:font-size-complex="12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fo:font-style="normal" officeooo:rsid="001a1924" officeooo:paragraph-rsid="001a1924" style:font-size-asian="12pt" style:font-style-asian="normal" style:font-size-complex="12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officeooo:rsid="0013c5a3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3c5a3" style:font-style-asian="normal" style:font-style-complex="normal"/>
    </style:style>
    <style:style style:name="T6" style:family="text">
      <style:text-properties fo:font-style="normal" officeooo:rsid="00173483" style:font-style-asian="normal" style:font-style-complex="normal"/>
    </style:style>
    <style:style style:name="T7" style:family="text">
      <style:text-properties fo:font-style="normal" officeooo:rsid="001924c4" style:font-style-asian="normal" style:font-style-complex="normal"/>
    </style:style>
    <style:style style:name="T8" style:family="text">
      <style:text-properties officeooo:rsid="001a1924"/>
    </style:style>
    <style:style style:name="T9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ESTADUAL DO MATO GROSSO DO SUL</text:p>
      <text:p text:style-name="P2">CIÊNCIA DA COMPUTAÇÃO</text:p>
      <text:p text:style-name="P2">TEORIA DO GRAFOS</text:p>
      <text:p text:style-name="P3">Alvaro L. S. Q. Mariano</text:p>
      <text:p text:style-name="P3"/>
      <text:p text:style-name="P4">Objetivo</text:p>
      <text:p text:style-name="P4">Implementar o algoritmo de Dijkstra, usado para solucionar o problema de caminhos mínimos. </text:p>
      <text:p text:style-name="P4"/>
      <text:p text:style-name="P4">Introdução</text:p>
      <text:p text:style-name="P4">O presente relatório tem como objetivo esclarecer a implementação e o funcionamento do algoritmo de Dijkstra. A implementação foi feita na linguagem python usando-se o paradigma de orientação a objeto.</text:p>
      <text:p text:style-name="P4"/>
      <text:p text:style-name="P4">Desenvolvimento</text:p>
      <text:p text:style-name="P5">A peça principal do projeto é a classe <text:span text:style-name="T1">dijkstra</text:span>, esta classe possui todos os métodos necessários para a execução do algoritmo.</text:p>
      <text:p text:style-name="P5"/>
      <text:p text:style-name="P5">Para o correto funcionamento do algoritmo, o grafo deve estar salvo em um arquivo de texto com a seguinte estrutura:</text:p>
      <text:p text:style-name="P7"><text:tab/><text:tab/><text:tab/>a, b, c, d, e, f, g, h, k </text:p>
      <text:p text:style-name="P7"><text:tab/><text:tab/><text:tab/>-<text:tab/>5<text:tab/>-<text:tab/>10<text:tab/>-<text:tab/>-<text:tab/>-<text:tab/>10<text:tab/>- </text:p>
      <text:p text:style-name="P7"><text:tab/><text:tab/><text:tab/>-<text:tab/>-<text:tab/>-<text:tab/>-<text:tab/>-<text:tab/>5<text:tab/>-<text:tab/>-<text:tab/>- </text:p>
      <text:p text:style-name="P7"><text:tab/><text:tab/><text:tab/>-<text:tab/>-<text:tab/>-<text:tab/>5<text:tab/>-<text:tab/>-<text:tab/>-<text:tab/>-<text:tab/>- </text:p>
      <text:p text:style-name="P7"><text:tab/><text:tab/><text:tab/>-<text:tab/>-<text:tab/>-<text:tab/>-<text:tab/>5<text:tab/>-<text:tab/>10<text:tab/>-<text:tab/>- </text:p>
      <text:p text:style-name="P7"><text:tab/><text:tab/><text:tab/>5<text:tab/>-<text:tab/>10<text:tab/>-<text:tab/>-<text:tab/>-<text:tab/>-<text:tab/>-<text:tab/>10 </text:p>
      <text:p text:style-name="P7"><text:tab/><text:tab/><text:tab/>-<text:tab/>-<text:tab/>-<text:tab/>-<text:tab/>-<text:tab/>-<text:tab/>15<text:tab/>-<text:tab/>- </text:p>
      <text:p text:style-name="P7"><text:tab/><text:tab/><text:tab/>10<text:tab/>-<text:tab/>5<text:tab/>-<text:tab/>-<text:tab/>-<text:tab/>-<text:tab/>-<text:tab/>- </text:p>
      <text:p text:style-name="P7"><text:tab/><text:tab/><text:tab/>-<text:tab/>5<text:tab/>-<text:tab/>-<text:tab/>-<text:tab/>-<text:tab/>-<text:tab/>-<text:tab/>20 </text:p>
      <text:p text:style-name="P7"><text:tab/><text:tab/><text:tab/>-<text:tab/>10<text:tab/>-<text:tab/>-<text:tab/>-<text:tab/>-<text:tab/>-<text:tab/>-<text:tab/>- </text:p>
      <text:p text:style-name="P5"/>
      <text:p text:style-name="P6">Onde a primeira linha corresponde a todos os vértices do grafo devidamente separados por virgula e <text:s/>as demais linhas correspondem a matriz de transição. Os valores da matriz de transição devem estar separados por um espaço ou por uma tabulação <text:span text:style-name="T3">e o simbolo '-' é usado para representar infinito</text:span>.</text:p>
      <text:p text:style-name="P5"/>
      <text:p text:style-name="P5">O <text:span text:style-name="T3">método</text:span> <text:span text:style-name="T1">read(self, name) </text:span><text:span text:style-name="T5">recebe como argumento uma string com o <text:s/>nome do arquivo</text:span> <text:span text:style-name="T3">e então </text:span>carrega o grafo <text:span text:style-name="T3">para a memoria da maquina, separando os vértices em uma lista, a matriz de transição em uma matriz de dicionario e convertendo os símbolos '-' pelo maior numero inteiro suportado pela maquina. Ex.:</text:span></text:p>
      <text:p text:style-name="P8"/>
      <text:p text:style-name="P11">vertices = ['a', 'b', 'c', 'd', 'e', 'f', 'g', 'h', 'k']</text:p>
      <text:p text:style-name="P11"/>
      <text:p text:style-name="P9"><text:span text:style-name="T9">matrix = {('e', 'k'): 10, ('b', 'c'): 9223372036854775807, ('a', 'a'): 9223372036854775807, ('g', 'e'): 9223372036854775807, ('f', 'b'): 9223372036854775807, ('e', 'd'): 9223372036854775807, ('k', 'g'): 9223372036854775807, ('g', 'h'): 9223372036854775807, ('d', 'e'): 5, ('c', 'k'): 9223372036854775807, ('b', 'h'): 9223372036854775807, ('c', 'b'): 9223372036854775807, ('f', 'k'): 9223372036854775807, ('h', 'e'): 9223372036854775807, ('e', 'c'): 10, ('k', 'b'): 10, ('a', 'b'): 5, ('g', 'd'): 9223372036854775807, ('b', 'd'): 9223372036854775807, ('c', 'f'): 9223372036854775807, ('h', 'a'): 9223372036854775807, ('d', 'k'): 9223372036854775807, ('e', 'g'): 9223372036854775807, ('a', 'g'): 9223372036854775807, ('k', 'f'): 9223372036854775807, ('d', 'f'): 9223372036854775807, ('d', 'g'): 10, ('f', 'e'): 9223372036854775807, ('c', 'a'): 9223372036854775807, ('h', 'h'): 9223372036854775807, ('f', 'c'): 9223372036854775807, ('e', 'b'): 9223372036854775807, ('a', 'h'): 10, ('k', 'a'): 9223372036854775807, ('d', 'b'):</text:span> <text:soft-page-break/><text:span text:style-name="T9">9223372036854775807, ('b', 'e'): 9223372036854775807, ('a', 'c'): 9223372036854775807, ('k', 'h'): 9223372036854775807, ('h', 'f'): 9223372036854775807, ('c', 'g'): 9223372036854775807, ('d', 'h'): 9223372036854775807, ('e', 'f'): 9223372036854775807, ('h', 'b'): 5, ('d', 'a'): 9223372036854775807, ('g', 'g'): 9223372036854775807, ('b', 'a'): 9223372036854775807, ('a', 'e'): 9223372036854775807, ('f', 'f'): 9223372036854775807, ('a', 'f'): 9223372036854775807, ('g', 'a'): 10, ('h', 'k'): 20, ('g', 'c'): 5, ('a', 'k'): 9223372036854775807, ('h', 'd'): 9223372036854775807, ('b', 'f'): 5, ('c', 'd'): 5, ('h', 'g'): 9223372036854775807, ('e', 'a'): 5, ('d', 'd'): 9223372036854775807, ('f', 'h'): 9223372036854775807, ('k', 'd'): 9223372036854775807, ('e', 'h'): 9223372036854775807, ('b', 'b'): 9223372036854775807, ('c', 'h'): 9223372036854775807, ('k', 'k'): 9223372036854775807, ('h', 'c'): 9223372036854775807, ('d', 'c'): 9223372036854775807, ('b', 'k'): 9223372036854775807, ('e', 'e'): 9223372036854775807, ('f', 'a'): 9223372036854775807, ('c', 'e'): 9223372036854775807, ('g', 'b'): 9223372036854775807, ('g', 'f'): 9223372036854775807, ('f', 'd'): 9223372036854775807, ('b', 'g'): 9223372036854775807, ('c', 'c'): 9223372036854775807, ('k', 'e'): 9223372036854775807, ('a', 'd'): 10, ('k', 'c'): 9223372036854775807, ('f', 'g'): 15, ('g', 'k'): 9223372036854775807} </text:span></text:p>
      <text:p text:style-name="P13"/>
      <text:p text:style-name="P14">O método <text:span text:style-name="T1">run(self, interactive = False, initial = '') </text:span><text:span text:style-name="T4">aplica o algoritmo de dijkstra no grafo carregado. Ele recebe como primeiro argumento um valor booleano que determina se o passo a passo deve ser exibido ou não ao usuário e o vértice inicial como segundo argumento. </text:span><text:span text:style-name="T6">Exemplos:</text:span></text:p>
      <text:p text:style-name="P15"/>
      <text:p text:style-name="P15"><text:span text:style-name="T4">Com </text:span><text:span text:style-name="T1">interactive</text:span><text:span text:style-name="T4"> igual a </text:span><text:span text:style-name="T1">False</text:span><text:span text:style-name="T4"> e </text:span><text:span text:style-name="T1">initial</text:span><text:span text:style-name="T4"> igua</text:span><text:span text:style-name="T7">l</text:span><text:span text:style-name="T4"> a 'a':</text:span></text:p>
      <text:p text:style-name="P16"><text:span text:style-name="T4"><text:s text:c="5"/></text:span><text:span text:style-name="T2">Vertice - <text:s text:c="11"/>a <text:s text:c="4"/>| <text:s text:c="3"/>b <text:s text:c="4"/>| <text:s text:c="3"/>c <text:s text:c="4"/>| <text:s text:c="3"/>d <text:s text:c="4"/>| <text:s text:c="3"/>e <text:s text:c="4"/>| <text:s text:c="3"/>f <text:s text:c="4"/>| <text:s text:c="3"/>g <text:s text:c="4"/>| <text:s text:c="3"/>h <text:s text:c="4"/>| <text:s text:c="3"/>k <text:s text:c="4"/>|</text:span></text:p>
      <text:p text:style-name="P12"><text:s text:c="4"/>Distancia - <text:s text:c="8"/>0 <text:s text:c="4"/>| <text:s text:c="3"/>5 <text:s text:c="4"/>| <text:s text:c="3"/>25 <text:s text:c="3"/>| <text:s text:c="3"/>10 <text:s text:c="3"/>| <text:s text:c="3"/>15 <text:s text:c="3"/>| <text:s text:c="3"/>10 <text:s text:c="3"/>| <text:s text:c="3"/>20 <text:s text:c="3"/>| <text:s text:c="3"/>10 <text:s text:c="3"/>| <text:s text:c="3"/>25 <text:s text:c="3"/>|</text:p>
      <text:p text:style-name="P12"><text:s text:c="3"/>Antecessor - <text:s text:c="8"/>- <text:s text:c="4"/>| <text:s text:c="3"/>a <text:s text:c="4"/>| <text:s text:c="3"/>e <text:s text:c="4"/>| <text:s text:c="3"/>a <text:s text:c="4"/>| <text:s text:c="3"/>d <text:s text:c="4"/>| <text:s text:c="3"/>b <text:s text:c="4"/>| <text:s text:c="3"/>d <text:s text:c="4"/>| <text:s text:c="3"/>a <text:s text:c="4"/>| <text:s text:c="3"/>e <text:s text:c="4"/>|</text:p>
      <text:p text:style-name="P10"/>
      <text:p text:style-name="P10">Com interactive igual a True e initial igual a 'e':</text:p>
      <text:p text:style-name="P12">Passo <text:s/>1</text:p>
      <text:p text:style-name="P12"><text:s text:c="4"/>a <text:s text:c="4"/>| <text:s text:c="3"/>b <text:s text:c="4"/>| <text:s text:c="3"/>c <text:s text:c="4"/>| <text:s text:c="3"/>d <text:s text:c="4"/>| <text:s text:c="3"/>e <text:s text:c="4"/>| <text:s text:c="3"/>f <text:s text:c="4"/>| <text:s text:c="3"/>g <text:s text:c="4"/>| <text:s text:c="3"/>h <text:s text:c="4"/>| <text:s text:c="3"/>k <text:s text:c="4"/>|</text:p>
      <text:p text:style-name="P12"><text:s text:c="4"/>- <text:s text:c="4"/>| <text:s text:c="3"/>- <text:s text:c="4"/>| <text:s text:c="3"/>- <text:s text:c="4"/>| <text:s text:c="3"/>- <text:s text:c="4"/>| <text:s text:c="3"/>0 <text:s text:c="4"/>| <text:s text:c="3"/>- <text:s text:c="4"/>| <text:s text:c="3"/>- <text:s text:c="4"/>| <text:s text:c="3"/>- <text:s text:c="4"/>| <text:s text:c="3"/>- <text:s text:c="4"/>|</text:p>
      <text:p text:style-name="P12"><text:s text:c="4"/>- <text:s text:c="4"/>| <text:s text:c="3"/>a <text:s text:c="4"/>| <text:s text:c="3"/>e <text:s text:c="4"/>| <text:s text:c="3"/>a <text:s text:c="4"/>| <text:s text:c="3"/>d <text:s text:c="4"/>| <text:s text:c="3"/>b <text:s text:c="4"/>| <text:s text:c="3"/>d <text:s text:c="4"/>| <text:s text:c="3"/>a <text:s text:c="4"/>| <text:s text:c="3"/>e <text:s text:c="4"/>|</text:p>
      <text:p text:style-name="P12"></text:p>
      <text:p text:style-name="P12">Passo <text:s/>2</text:p>
      <text:p text:style-name="P12"><text:s text:c="4"/>a <text:s text:c="4"/>| <text:s text:c="3"/>b <text:s text:c="4"/>| <text:s text:c="3"/>c <text:s text:c="4"/>| <text:s text:c="3"/>d <text:s text:c="4"/>| <text:s text:c="3"/>e <text:s text:c="4"/>| <text:s text:c="3"/>f <text:s text:c="4"/>| <text:s text:c="3"/>g <text:s text:c="4"/>| <text:s text:c="3"/>h <text:s text:c="4"/>| <text:s text:c="3"/>k <text:s text:c="4"/>|</text:p>
      <text:p text:style-name="P12"><text:s text:c="4"/>5 <text:s text:c="4"/>| <text:s text:c="3"/>- <text:s text:c="4"/>| <text:s text:c="3"/>10 <text:s text:c="3"/>| <text:s text:c="3"/>- <text:s text:c="4"/>| <text:s text:c="3"/>0 <text:s text:c="4"/>| <text:s text:c="3"/>- <text:s text:c="4"/>| <text:s text:c="3"/>- <text:s text:c="4"/>| <text:s text:c="3"/>- <text:s text:c="4"/>| <text:s text:c="3"/>10 <text:s text:c="3"/>|</text:p>
      <text:p text:style-name="P12"><text:s text:c="4"/>e <text:s text:c="4"/>| <text:s text:c="3"/>a <text:s text:c="4"/>| <text:s text:c="3"/>e <text:s text:c="4"/>| <text:s text:c="3"/>a <text:s text:c="4"/>| <text:s text:c="3"/>d <text:s text:c="4"/>| <text:s text:c="3"/>b <text:s text:c="4"/>| <text:s text:c="3"/>d <text:s text:c="4"/>| <text:s text:c="3"/>a <text:s text:c="4"/>| <text:s text:c="3"/>e <text:s text:c="4"/>|</text:p>
      <text:p text:style-name="P12"></text:p>
      <text:p text:style-name="P12">Passo <text:s/>3</text:p>
      <text:p text:style-name="P12"><text:s text:c="4"/>a <text:s text:c="4"/>| <text:s text:c="3"/>b <text:s text:c="4"/>| <text:s text:c="3"/>c <text:s text:c="4"/>| <text:s text:c="3"/>d <text:s text:c="4"/>| <text:s text:c="3"/>e <text:s text:c="4"/>| <text:s text:c="3"/>f <text:s text:c="4"/>| <text:s text:c="3"/>g <text:s text:c="4"/>| <text:s text:c="3"/>h <text:s text:c="4"/>| <text:s text:c="3"/>k <text:s text:c="4"/>|</text:p>
      <text:p text:style-name="P12"><text:s text:c="4"/>5 <text:s text:c="4"/>| <text:s text:c="3"/>10 <text:s text:c="3"/>| <text:s text:c="3"/>10 <text:s text:c="3"/>| <text:s text:c="3"/>15 <text:s text:c="3"/>| <text:s text:c="3"/>0 <text:s text:c="4"/>| <text:s text:c="3"/>- <text:s text:c="4"/>| <text:s text:c="3"/>- <text:s text:c="4"/>| <text:s text:c="3"/>15 <text:s text:c="3"/>| <text:s text:c="3"/>10 <text:s text:c="3"/>|</text:p>
      <text:p text:style-name="P12"><text:s text:c="4"/>e <text:s text:c="4"/>| <text:s text:c="3"/>a <text:s text:c="4"/>| <text:s text:c="3"/>e <text:s text:c="4"/>| <text:s text:c="3"/>a <text:s text:c="4"/>| <text:s text:c="3"/>d <text:s text:c="4"/>| <text:s text:c="3"/>b <text:s text:c="4"/>| <text:s text:c="3"/>d <text:s text:c="4"/>| <text:s text:c="3"/>a <text:s text:c="4"/>| <text:s text:c="3"/>e <text:s text:c="4"/>|</text:p>
      <text:p text:style-name="P12"></text:p>
      <text:p text:style-name="P12">Passo <text:s/>4</text:p>
      <text:p text:style-name="P12"><text:s text:c="4"/>a <text:s text:c="4"/>| <text:s text:c="3"/>b <text:s text:c="4"/>| <text:s text:c="3"/>c <text:s text:c="4"/>| <text:s text:c="3"/>d <text:s text:c="4"/>| <text:s text:c="3"/>e <text:s text:c="4"/>| <text:s text:c="3"/>f <text:s text:c="4"/>| <text:s text:c="3"/>g <text:s text:c="4"/>| <text:s text:c="3"/>h <text:s text:c="4"/>| <text:s text:c="3"/>k <text:s text:c="4"/>|</text:p>
      <text:p text:style-name="P12"><text:s text:c="4"/>5 <text:s text:c="4"/>| <text:s text:c="3"/>10 <text:s text:c="3"/>| <text:s text:c="3"/>10 <text:s text:c="3"/>| <text:s text:c="3"/>15 <text:s text:c="3"/>| <text:s text:c="3"/>0 <text:s text:c="4"/>| <text:s text:c="3"/>- <text:s text:c="4"/>| <text:s text:c="3"/>- <text:s text:c="4"/>| <text:s text:c="3"/>15 <text:s text:c="3"/>| <text:s text:c="3"/>10 <text:s text:c="3"/>|</text:p>
      <text:p text:style-name="P12"><text:s text:c="4"/>e <text:s text:c="4"/>| <text:s text:c="3"/>a <text:s text:c="4"/>| <text:s text:c="3"/>e <text:s text:c="4"/>| <text:s text:c="3"/>a <text:s text:c="4"/>| <text:s text:c="3"/>d <text:s text:c="4"/>| <text:s text:c="3"/>b <text:s text:c="4"/>| <text:s text:c="3"/>d <text:s text:c="4"/>| <text:s text:c="3"/>a <text:s text:c="4"/>| <text:s text:c="3"/>e <text:s text:c="4"/>|</text:p>
      <text:p text:style-name="P12"></text:p>
      <text:p text:style-name="P12">Passo <text:s/>5</text:p>
      <text:p text:style-name="P12"><text:s text:c="4"/>a <text:s text:c="4"/>| <text:s text:c="3"/>b <text:s text:c="4"/>| <text:s text:c="3"/>c <text:s text:c="4"/>| <text:s text:c="3"/>d <text:s text:c="4"/>| <text:s text:c="3"/>e <text:s text:c="4"/>| <text:s text:c="3"/>f <text:s text:c="4"/>| <text:s text:c="3"/>g <text:s text:c="4"/>| <text:s text:c="3"/>h <text:s text:c="4"/>| <text:s text:c="3"/>k <text:s text:c="4"/>|</text:p>
      <text:p text:style-name="P12"><text:s text:c="4"/>5 <text:s text:c="4"/>| <text:s text:c="3"/>10 <text:s text:c="3"/>| <text:s text:c="3"/>10 <text:s text:c="3"/>| <text:s text:c="3"/>15 <text:s text:c="3"/>| <text:s text:c="3"/>0 <text:s text:c="4"/>| <text:s text:c="3"/>15 <text:s text:c="3"/>| <text:s text:c="3"/>- <text:s text:c="4"/>| <text:s text:c="3"/>15 <text:s text:c="3"/>| <text:s text:c="3"/>10 <text:s text:c="3"/>|</text:p>
      <text:p text:style-name="P12"><text:s text:c="4"/>e <text:s text:c="4"/>| <text:s text:c="3"/>a <text:s text:c="4"/>| <text:s text:c="3"/>e <text:s text:c="4"/>| <text:s text:c="3"/>a <text:s text:c="4"/>| <text:s text:c="3"/>d <text:s text:c="4"/>| <text:s text:c="3"/>b <text:s text:c="4"/>| <text:s text:c="3"/>d <text:s text:c="4"/>| <text:s text:c="3"/>a <text:s text:c="4"/>| <text:s text:c="3"/>e <text:s text:c="4"/>|</text:p>
      <text:p text:style-name="P12"></text:p>
      <text:p text:style-name="P12"/>
      <text:p text:style-name="P12"><text:soft-page-break/>Passo <text:s/>6</text:p>
      <text:p text:style-name="P12"><text:s text:c="4"/>a <text:s text:c="4"/>| <text:s text:c="3"/>b <text:s text:c="4"/>| <text:s text:c="3"/>c <text:s text:c="4"/>| <text:s text:c="3"/>d <text:s text:c="4"/>| <text:s text:c="3"/>e <text:s text:c="4"/>| <text:s text:c="3"/>f <text:s text:c="4"/>| <text:s text:c="3"/>g <text:s text:c="4"/>| <text:s text:c="3"/>h <text:s text:c="4"/>| <text:s text:c="3"/>k <text:s text:c="4"/>|</text:p>
      <text:p text:style-name="P12"><text:s text:c="4"/>5 <text:s text:c="4"/>| <text:s text:c="3"/>10 <text:s text:c="3"/>| <text:s text:c="3"/>10 <text:s text:c="3"/>| <text:s text:c="3"/>15 <text:s text:c="3"/>| <text:s text:c="3"/>0 <text:s text:c="4"/>| <text:s text:c="3"/>15 <text:s text:c="3"/>| <text:s text:c="3"/>- <text:s text:c="4"/>| <text:s text:c="3"/>15 <text:s text:c="3"/>| <text:s text:c="3"/>10 <text:s text:c="3"/>|</text:p>
      <text:p text:style-name="P12"><text:s text:c="4"/>e <text:s text:c="4"/>| <text:s text:c="3"/>a <text:s text:c="4"/>| <text:s text:c="3"/>e <text:s text:c="4"/>| <text:s text:c="3"/>a <text:s text:c="4"/>| <text:s text:c="3"/>d <text:s text:c="4"/>| <text:s text:c="3"/>b <text:s text:c="4"/>| <text:s text:c="3"/>d <text:s text:c="4"/>| <text:s text:c="3"/>a <text:s text:c="4"/>| <text:s text:c="3"/>e <text:s text:c="4"/>|</text:p>
      <text:p text:style-name="P12"></text:p>
      <text:p text:style-name="P12">Passo <text:s/>7</text:p>
      <text:p text:style-name="P12"><text:s text:c="4"/>a <text:s text:c="4"/>| <text:s text:c="3"/>b <text:s text:c="4"/>| <text:s text:c="3"/>c <text:s text:c="4"/>| <text:s text:c="3"/>d <text:s text:c="4"/>| <text:s text:c="3"/>e <text:s text:c="4"/>| <text:s text:c="3"/>f <text:s text:c="4"/>| <text:s text:c="3"/>g <text:s text:c="4"/>| <text:s text:c="3"/>h <text:s text:c="4"/>| <text:s text:c="3"/>k <text:s text:c="4"/>|</text:p>
      <text:p text:style-name="P12"><text:s text:c="4"/>5 <text:s text:c="4"/>| <text:s text:c="3"/>10 <text:s text:c="3"/>| <text:s text:c="3"/>10 <text:s text:c="3"/>| <text:s text:c="3"/>15 <text:s text:c="3"/>| <text:s text:c="3"/>0 <text:s text:c="4"/>| <text:s text:c="3"/>15 <text:s text:c="3"/>| <text:s text:c="3"/>25 <text:s text:c="3"/>| <text:s text:c="3"/>15 <text:s text:c="3"/>| <text:s text:c="3"/>10 <text:s text:c="3"/>|</text:p>
      <text:p text:style-name="P12"><text:s text:c="4"/>e <text:s text:c="4"/>| <text:s text:c="3"/>a <text:s text:c="4"/>| <text:s text:c="3"/>e <text:s text:c="4"/>| <text:s text:c="3"/>a <text:s text:c="4"/>| <text:s text:c="3"/>d <text:s text:c="4"/>| <text:s text:c="3"/>b <text:s text:c="4"/>| <text:s text:c="3"/>d <text:s text:c="4"/>| <text:s text:c="3"/>a <text:s text:c="4"/>| <text:s text:c="3"/>e <text:s text:c="4"/>|</text:p>
      <text:p text:style-name="P12"></text:p>
      <text:p text:style-name="P12">Passo <text:s/>8</text:p>
      <text:p text:style-name="P12"><text:s text:c="4"/>a <text:s text:c="4"/>| <text:s text:c="3"/>b <text:s text:c="4"/>| <text:s text:c="3"/>c <text:s text:c="4"/>| <text:s text:c="3"/>d <text:s text:c="4"/>| <text:s text:c="3"/>e <text:s text:c="4"/>| <text:s text:c="3"/>f <text:s text:c="4"/>| <text:s text:c="3"/>g <text:s text:c="4"/>| <text:s text:c="3"/>h <text:s text:c="4"/>| <text:s text:c="3"/>k <text:s text:c="4"/>|</text:p>
      <text:p text:style-name="P12"><text:s text:c="4"/>5 <text:s text:c="4"/>| <text:s text:c="3"/>10 <text:s text:c="3"/>| <text:s text:c="3"/>10 <text:s text:c="3"/>| <text:s text:c="3"/>15 <text:s text:c="3"/>| <text:s text:c="3"/>0 <text:s text:c="4"/>| <text:s text:c="3"/>15 <text:s text:c="3"/>| <text:s text:c="3"/>25 <text:s text:c="3"/>| <text:s text:c="3"/>15 <text:s text:c="3"/>| <text:s text:c="3"/>10 <text:s text:c="3"/>|</text:p>
      <text:p text:style-name="P12"><text:s text:c="4"/>e <text:s text:c="4"/>| <text:s text:c="3"/>a <text:s text:c="4"/>| <text:s text:c="3"/>e <text:s text:c="4"/>| <text:s text:c="3"/>a <text:s text:c="4"/>| <text:s text:c="3"/>d <text:s text:c="4"/>| <text:s text:c="3"/>b <text:s text:c="4"/>| <text:s text:c="3"/>d <text:s text:c="4"/>| <text:s text:c="3"/>a <text:s text:c="4"/>| <text:s text:c="3"/>e <text:s text:c="4"/>|</text:p>
      <text:p text:style-name="P12"></text:p>
      <text:p text:style-name="P12">Passo <text:s/>9</text:p>
      <text:p text:style-name="P12"><text:s text:c="4"/>a <text:s text:c="4"/>| <text:s text:c="3"/>b <text:s text:c="4"/>| <text:s text:c="3"/>c <text:s text:c="4"/>| <text:s text:c="3"/>d <text:s text:c="4"/>| <text:s text:c="3"/>e <text:s text:c="4"/>| <text:s text:c="3"/>f <text:s text:c="4"/>| <text:s text:c="3"/>g <text:s text:c="4"/>| <text:s text:c="3"/>h <text:s text:c="4"/>| <text:s text:c="3"/>k <text:s text:c="4"/>|</text:p>
      <text:p text:style-name="P12"><text:s text:c="4"/>5 <text:s text:c="4"/>| <text:s text:c="3"/>10 <text:s text:c="3"/>| <text:s text:c="3"/>10 <text:s text:c="3"/>| <text:s text:c="3"/>15 <text:s text:c="3"/>| <text:s text:c="3"/>0 <text:s text:c="4"/>| <text:s text:c="3"/>15 <text:s text:c="3"/>| <text:s text:c="3"/>25 <text:s text:c="3"/>| <text:s text:c="3"/>15 <text:s text:c="3"/>| <text:s text:c="3"/>10 <text:s text:c="3"/>|</text:p>
      <text:p text:style-name="P12"><text:s text:c="4"/>e <text:s text:c="4"/>| <text:s text:c="3"/>a <text:s text:c="4"/>| <text:s text:c="3"/>e <text:s text:c="4"/>| <text:s text:c="3"/>a <text:s text:c="4"/>| <text:s text:c="3"/>d <text:s text:c="4"/>| <text:s text:c="3"/>b <text:s text:c="4"/>| <text:s text:c="3"/>d <text:s text:c="4"/>| <text:s text:c="3"/>a <text:s text:c="4"/>| <text:s text:c="3"/>e <text:s text:c="4"/>|</text:p>
      <text:p text:style-name="P12"/>
      <text:p text:style-name="P17">O <text:span text:style-name="T8">método</text:span> <text:span text:style-name="T1">result(self)</text:span> <text:span text:style-name="T8">apenas exibe o resultado final ao usuário caso ele não use o modo interativo.</text:span></text:p>
      <text:p text:style-name="P17"/>
      <text:p text:style-name="P18">O método <text:span text:style-name="T1">save(self)</text:span> salva o resultado final em um arquivo denominado resultado.txt toda vez em que o algoritmo é executado.</text:p>
      <text:p text:style-name="P18"/>
      <text:p text:style-name="P18">O algoritmo ainda interage com o usuário, permitindo verificar outros vértices e até carregar outro graf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aro Leonel</meta:initial-creator>
    <meta:creation-date>2014-07-11T22:05:28.778658076</meta:creation-date>
    <dc:date>2014-07-11T23:43:55.281586350</dc:date>
    <dc:creator>Alvaro Leonel</dc:creator>
    <meta:editing-duration>PT15M54S</meta:editing-duration>
    <meta:editing-cycles>5</meta:editing-cycles>
    <meta:generator>LibreOffice/4.2.4.2$Linux_X86_64 LibreOffice_project/420m0$Build-2</meta:generator>
    <meta:document-statistic meta:table-count="0" meta:image-count="0" meta:object-count="0" meta:page-count="3" meta:paragraph-count="78" meta:word-count="1236" meta:character-count="7815" meta:non-whitespace-character-count="4654"/>
  </office:meta>
</office:document-meta>
</file>